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2FA00004F2C5699FDC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color="#000000" fo:font-style="normal" style:text-underline-style="none"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color="#000000"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Preformatted_20_Text">
      <style:paragraph-properties fo:margin-top="0cm" fo:margin-bottom="0cm" fo:line-height="125%"/>
      <style:text-properties fo:color="#bc7a00"/>
    </style:style>
    <style:style style:name="P15" style:family="paragraph" style:parent-style-name="Preformatted_20_Text">
      <style:paragraph-properties fo:margin-top="0cm" fo:margin-bottom="0cm" fo:line-height="125%"/>
    </style:style>
    <style:style style:name="P16" style:family="paragraph" style:parent-style-name="Preformatted_20_Text">
      <style:paragraph-properties fo:margin-top="0cm" fo:margin-bottom="0cm" fo:line-height="125%" fo:text-align="justify" style:justify-single-word="false"/>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Preformatted_20_Text">
      <style:paragraph-properties fo:margin-top="0cm" fo:margin-bottom="0cm" fo:line-height="125%"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margin-top="0cm" fo:margin-bottom="0cm" fo:text-align="justify" style:justify-single-word="false"/>
      <style:text-properties fo:font-style="normal" style:text-underline-style="none" fo:font-weight="normal" style:font-style-asian="normal" style:font-weight-asian="normal" style:font-style-complex="normal" style:font-weight-complex="normal"/>
    </style:style>
    <style:style style:name="P19" style:family="paragraph" style:parent-style-name="Preformatted_20_Text">
      <style:paragraph-properties fo:line-height="125%"/>
    </style:style>
    <style:style style:name="P20" style:family="paragraph" style:parent-style-name="Preformatted_20_Text">
      <style:paragraph-properties fo:text-align="justify" style:justify-single-word="false"/>
      <style:text-properties style:text-underline-style="none" fo:font-weight="normal" style:font-weight-asian="normal" style:font-weight-complex="normal"/>
    </style:style>
    <style:style style:name="P21" style:family="paragraph" style:parent-style-name="Preformatted_20_Text">
      <style:paragraph-properties fo:line-height="125%"/>
      <style:text-properties fo:color="#408080" fo:font-style="italic"/>
    </style:style>
    <style:style style:name="P22" style:family="paragraph" style:parent-style-name="Preformatted_20_Text">
      <style:paragraph-properties fo:text-align="justify" style:justify-single-word="false"/>
      <style:text-properties fo:color="#408080" fo:font-style="normal" style:text-underline-style="none" fo:font-weight="normal" style:font-style-asian="normal" style:font-weight-asian="normal" style:font-style-complex="normal" style:font-weight-complex="normal"/>
    </style:style>
    <style:style style:name="P23" style:family="paragraph" style:parent-style-name="Preformatted_20_Text">
      <style:paragraph-properties fo:margin-top="0cm" fo:margin-bottom="0.499cm" fo:line-height="125%"/>
    </style:style>
    <style:style style:name="P24"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666666"/>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ba2121"/>
    </style:style>
    <style:style style:name="T10" style:family="text">
      <style:text-properties fo:color="#ba2121" fo:font-style="normal" style:text-underline-style="none" fo:font-weight="normal" style:font-style-asian="normal" style:font-weight-asian="normal" style:font-style-complex="normal" style:font-weight-complex="normal"/>
    </style:style>
    <style:style style:name="T11" style:family="text">
      <style:text-properties fo:color="#ba2121"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fo:color="#000000" fo:font-style="normal" style:text-underline-style="non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 MYSQL ON ALPINE</text:p>
      <text:p text:style-name="P7"/>
      <text:p text:style-name="P7"/>
      <text:p text:style-name="P2"><text:span text:style-name="T1">Dockerfile</text:span><text:span text:style-name="T3"> :</text:span></text:p>
      <text:p text:style-name="P8"/>
      <text:p text:style-name="P8"/>
      <text:p text:style-name="P20">FROM alpine</text:p>
      <text:p text:style-name="P19"/>
      <text:p text:style-name="P14">#1</text:p>
      <text:p text:style-name="P19">RUN apk update</text:p>
      <text:p text:style-name="P19">RUN apk add openrc --no-cache</text:p>
      <text:p text:style-name="P19">RUN apk add mariadb mariadb<text:span text:style-name="T4">-</text:span>client mariadb<text:span text:style-name="T4">-</text:span>common --no-cache</text:p>
      <text:p text:style-name="P19"/>
      <text:p text:style-name="P14">#2</text:p>
      <text:p text:style-name="P19">COPY setup.sh <text:span text:style-name="T4">/</text:span>root<text:span text:style-name="T4">/</text:span>setup.sh</text:p>
      <text:p text:style-name="P19">COPY wordpress.sql /root/wordpress.sql</text:p>
      <text:p text:style-name="P19">RUN chmod <text:span text:style-name="T4">+</text:span>x <text:span text:style-name="T4">/</text:span>root<text:span text:style-name="T4">/</text:span>setup.sh</text:p>
      <text:p text:style-name="P23">CMD <text:s text:c="3"/><text:span text:style-name="T4">/</text:span>root<text:span text:style-name="T4">/</text:span>.<text:span text:style-name="T4">/</text:span>setup.sh</text:p>
      <text:p text:style-name="P2"/>
      <text:p text:style-name="P6">Explications <text:span text:style-name="T5">:</text:span></text:p>
      <text:p text:style-name="P9"/>
      <text:p text:style-name="P5"><text:span text:style-name="T5">#1</text:span><text:span text:style-name="T6">. Rien de très compliqué ici, on ajoute openrc, ainsi que mariadb et mariadb client sur notre container.</text:span></text:p>
      <text:p text:style-name="P9"/>
      <text:p text:style-name="P5"><text:span text:style-name="T5">#2</text:span><text:span text:style-name="T6">. Ici, on transfert notre script qui va permettre le setup de la base de donnée, à chaque fois que le container sera démarré, ainsi que le dump de base de données contenant les configurations initiales désirées.</text:span></text:p>
      <text:p text:style-name="P9"/>
      <text:p text:style-name="P9"/>
      <text:p text:style-name="P9"/>
      <text:p text:style-name="P4"><text:span text:style-name="T5">Setup.sh</text:span><text:span text:style-name="T7"> :</text:span></text:p>
      <text:p text:style-name="P22"><text:s/></text:p>
      <text:p text:style-name="P14">#1</text:p>
      <text:p text:style-name="P19">openrc &amp;&gt; /dev/null</text:p>
      <text:p text:style-name="P19">mkdir -p /run/openrc</text:p>
      <text:p text:style-name="P19">touch /run/openrc/softlevel</text:p>
      <text:p text:style-name="P21"/>
      <text:p text:style-name="P14">#2</text:p>
      <text:p text:style-name="P19">/etc/init.d/mariadb setup &amp;&gt; /dev/null</text:p>
      <text:p text:style-name="P21"/>
      <text:p text:style-name="P14">#3</text:p>
      <text:p text:style-name="P19">sed -i <text:span text:style-name="T9">'s/skip-networking/# skip-networking/g'</text:span> /etc/my.cnf.d/mariadb-server.cnf</text:p>
      <text:p text:style-name="P19"/>
      <text:p text:style-name="P14">#4</text:p>
      <text:p text:style-name="P19">service mariadb restart &amp;&gt; /dev/null</text:p>
      <text:p text:style-name="P21"/>
      <text:p text:style-name="P14">#5</text:p>
      <text:p text:style-name="P19">mysql -u root --skip-password -e <text:span text:style-name="T9">"CREATE DATABASE wordpress;"</text:span></text:p>
      <text:p text:style-name="P19"/>
      <text:p text:style-name="P19">if [ $? -eq 0 ]; then</text:p>
      <text:p text:style-name="P15"><text:tab/>mysql -u root --skip-password wordpress &lt; /root/wordpress.sql</text:p>
      <text:p text:style-name="P15"><text:soft-page-break/>fi</text:p>
      <text:p text:style-name="P15"/>
      <text:p text:style-name="P14">#6</text:p>
      <text:p text:style-name="P19">mysql -u root --skip-password -e <text:span text:style-name="T9">"CREATE USER 'wp_user'@'%' IDENTIFIED BY 'wp_database_user'"</text:span>;</text:p>
      <text:p text:style-name="P19">mysql -u root --skip-password -e <text:span text:style-name="T9">"GRANT ALL PRIVILEGES ON wordpress.* TO </text:span><text:span text:style-name="T9">'wp_user'@'%' WITH GRANT OPTION;"</text:span></text:p>
      <text:p text:style-name="P19">mysql -u root --skip-password -e <text:span text:style-name="T9">"CREATE USER 'admin'@'%' IDENTIFIED BY 'adm_database_user'"</text:span>;</text:p>
      <text:p text:style-name="P19">mysql -u root --skip-password -e <text:span text:style-name="T9">"GRANT ALL PRIVILEGES ON wordpress.* TO 'wp_user'@'%' WITH GRANT OPTION;"</text:span></text:p>
      <text:p text:style-name="P15">mysql -u root --skip-password -e <text:span text:style-name="T9">"FLUSH PRIVILEGES;"</text:span></text:p>
      <text:p text:style-name="P15"/>
      <text:p text:style-name="P14">#7</text:p>
      <text:p text:style-name="P15">tail -F /dev/null</text:p>
      <text:p text:style-name="P18"/>
      <text:p text:style-name="P18"/>
      <text:p text:style-name="P18"/>
      <text:p text:style-name="P4"><text:span text:style-name="T2">Explications </text:span><text:span text:style-name="T7">:</text:span></text:p>
      <text:p text:style-name="P9"/>
      <text:p text:style-name="P3"><text:span text:style-name="T7">#1</text:span><text:span text:style-name="T8">. Le script qui va nous permettre de setup mariadb ci-dessous est un script rc. Il nous faut donc d'abord faire tourner openrc (en arrière-plan). Mais aussi créer le dossier </text:span><text:span text:style-name="T12">/run/openrc</text:span><text:span text:style-name="T8"> et le fichier </text:span><text:span text:style-name="T12">/run/openrc/softlevel</text:span><text:span text:style-name="T8"> pour éviter une erreur qui apparaît lorsque la machine n'a pas été lancée avec openrc.</text:span></text:p>
      <text:p text:style-name="P9"/>
      <text:p text:style-name="P3"><text:span text:style-name="T7">#2</text:span><text:span text:style-name="T8">. Maintenant qu'openrc tourne, on peut exécuter le script rc d'installation mariadb, qui va s'occuper de créer les tables système etc...</text:span></text:p>
      <text:p text:style-name="P9"/>
      <text:p text:style-name="P3"><text:span text:style-name="T7">#3</text:span><text:span text:style-name="T8">. Pour pouvoir accéder à la base de données à distance (en dehors de localhost donc), il faut deux choses dans le fichier de configuration de mariadb (/etc/my.cnf.d/mariadb-server.cnf) :</text:span></text:p>
      <text:list xml:id="list6791315898259381309" text:style-name="L1">
        <text:list-item>
          <text:list>
            <text:list-item>
              <text:p text:style-name="P24">Que l'option "bind-address" ne soit pas égale à 127.0.0.1, car sinon on ne pourra y accéder que depuis localhost. Si on veut que la base de données ne soit accessible à distance que depuis une certaine IP, on peut préciser directement, en dur, cette IP. Sinon, commenter la ligne de bind-address fait que cette bind address est par défaut à 0.0.0.0, et donc qu'on peut accéder à la base de données depuis toutes les adresses.</text:p>
              <text:p text:style-name="P24">Comme on le voit ci-dessous, la ligne bind-address est commentée par défaut, on a donc rien à faire de ce côté-là.</text:p>
            </text:list-item>
            <text:list-item>
              <text:p text:style-name="P24">Que l'option "skip-networking" ne soit pas activée. C'est pourquoi on la commente dans le script setup.sh, on désactive cette option.</text:p>
            </text:list-item>
          </text:list>
        </text:list-item>
      </text:list>
      <text:p text:style-name="P9"/>
      <text:p text:style-name="P9"/>
      <text:p text:style-name="P9"/>
      <text:p text:style-name="P9"/>
      <text:p text:style-name="P9"/>
      <text:p text:style-name="P9"/>
      <text:p text:style-name="P9"/>
      <text:p text:style-name="P9"/>
      <text:p text:style-name="P9"><draw:frame draw:style-name="fr1" draw:name="images15" text:anchor-type="paragraph" svg:width="13.351cm" svg:height="15.782cm" draw:z-index="0"><draw:image xlink:href="Pictures/20000007000042FA00004F2C5699FDCC.svm" xlink:type="simple" xlink:show="embed" xlink:actuate="onLoad"/></draw:frame><text:soft-page-break/></text:p>
      <text:p text:style-name="P9"/>
      <text:p text:style-name="P3"><text:span text:style-name="T7">#4</text:span><text:span text:style-name="T8">. On redémarre mariadb avec la bonne configuration.</text:span></text:p>
      <text:p text:style-name="P9"/>
      <text:p text:style-name="P3"><text:span text:style-name="T7">#5</text:span><text:span text:style-name="T8">. </text:span><text:span text:style-name="T13">Le problème était que quand on essaie d'accéder au Wordpress sur notre cluster Kubernetes, on tombe sur la page d'installation, qui nous demande de renseigner un utilisateur, avec un mot de passe, afin d'initialiser la base de données. En effet, pour l'instant la base de données "wordpress" a simplement été créée, et est vide.</text:span></text:p>
      <text:p text:style-name="P10"/>
      <text:p text:style-name="P10">Dans le sujet de ft_services, on nous demande cependant qu'un Wordpress déjà fonctionnel soit hébergé sur notre Pod, avec 3 utilisateurs dont un administrateur. On voudrait donc que, quand on installe notre cluster, le Pod contenant le wordpress en affiche un déjà configuré (avec des utilisateurs, éventuellement des posts etc...).</text:p>
      <text:p text:style-name="P10"/>
      <text:p text:style-name="P10">Pour cela, on fait la chose suivante :</text:p>
      <text:p text:style-name="P10"/>
      <text:p text:style-name="P3"><text:span text:style-name="T13">&gt; D'abord, on commence par lancer notre cluster et une base de données wordpress vide. On lance le wordpress, et on </text:span><text:span text:style-name="T14">fait toutes les configurations nécessaires</text:span><text:span text:style-name="T13"> </text:span><text:span text:style-name="T14">à la main </text:span><text:span text:style-name="T13">(ajout d'utilisateurs, réglages du thème etc...).</text:span></text:p>
      <text:p text:style-name="P10"/>
      <text:p text:style-name="P10"><text:soft-page-break/>&gt; On se connecte au Pod qui contient notre base de données (mise à jour avec toutes les configurations manuelles qu'on a faites jusqu'ici) :</text:p>
      <text:p text:style-name="P10"/>
      <text:p text:style-name="P12">sudo kubectl exec -ti &lt;POD_NAME&gt; /bin/sh</text:p>
      <text:p text:style-name="P10"/>
      <text:p text:style-name="P3"><text:span text:style-name="T13">&gt; On fait maintenant un dump de notre base de données, </text:span><text:span text:style-name="T14">qui contient toutes les instructions SQL nécessaires afin de reproduire la base de données mysql contenue actuellement dans le container</text:span><text:span text:style-name="T13"> :</text:span></text:p>
      <text:p text:style-name="P10"/>
      <text:p text:style-name="P12">mysqldump -u root -p wordpress &gt; /wordpress.sql</text:p>
      <text:p text:style-name="P10"/>
      <text:p text:style-name="P10">&gt; On transfert notre dump de base de données sur notre machine hôte :</text:p>
      <text:p text:style-name="P10"/>
      <text:p text:style-name="P12">sudo kubectl cp default/&lt;POD_NAME&gt;:/wordpress.sql wordpress.sql</text:p>
      <text:p text:style-name="P10"/>
      <text:p text:style-name="P10">&gt; On ajoute la ligne qu'on voit dans notre script :</text:p>
      <text:p text:style-name="P16">mysql -u root --skip-password wordpress &lt; /root/wordpress.sql</text:p>
      <text:p text:style-name="P10"/>
      <text:p text:style-name="P10">Ce qui dit simplement à mysql d'exécuter toutes les commandes SQL présentes dans le fichier /root/wordpress.sql, ce qui nous permet de reproduire de manière automatisée les configurations manuelles qu'on a faites en amont. On a donc désormais notre utilisateurs, nos configurations de thème...</text:p>
      <text:p text:style-name="P10"/>
      <text:p text:style-name="P10">Pourquoi la condition if ? Si la création de la base de données wordpress a échoué, c'est que cette base de données existait déjà. Cela veut dire qu'on a récupéré des données persistantes dans notre folder /var/lib/mysql (voir Kubernetes_9.odt). Cela arrive typiquement si le script de setup qu'on étudie actuellement est exécuté parce que le Pod a crash, ou que le container a crash, et que Kubernetes le redémarre. Dans ce cas, on ne veut pas réinitialiser toute notre base de données wordpress par la ligne :</text:p>
      <text:p text:style-name="P17">mysql -u root --skip-password wordpress &lt; /root/wordpress.sql</text:p>
      <text:p text:style-name="P10"/>
      <text:p text:style-name="P10">On veut simplement rétablir les données persistantes. C'est pourquoi, si la base de données wordpress existe déjà, on s'abstient d'effectuer cette étape.</text:p>
      <text:p text:style-name="P10"/>
      <text:p text:style-name="P11">#6<text:span text:style-name="T1">. Après le setup, on a par défaut deux utilisateurs (root et mysql), qui ont tous les accès, mais qui ne peuvent se connecter que depuis localhost, et on doit être respectivement les utilisateurs système root et mysql pour les utiliser.</text:span></text:p>
      <text:p text:style-name="P13"><text:span text:style-name="T8">C'est pourquoi on crée dans cette partie du script deux nouveaux utilisateurs. La partie </text:span><text:span text:style-name="T11">@'%'</text:span><text:span text:style-name="T10"> </text:span><text:span text:style-name="T8">signifie qu'il s'agit d'utilisateur provenant de n'importe quelle IP du réseau (mais pas de localhost).</text:span></text:p>
      <text:p text:style-name="P10">Notons que si ces utilisateurs existent déjà (parce qu'on récupère des données persistentes typiquement), mysql se contentera de renvoyer une erreur à la création de ces users, ce qui n'est pas un problème.</text:p>
      <text:p text:style-name="P11"/>
      <text:p text:style-name="P3"><text:span text:style-name="T14">#7</text:span><text:span text:style-name="T13">. On fait tourner une boucle infinie afin de garder le container actif.</text:span></text:p>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M30S</meta:editing-duration>
    <meta:editing-cycles>7</meta:editing-cycles>
    <meta:generator>OpenOffice/4.1.5$Win32 OpenOffice.org_project/415m1$Build-9789</meta:generator>
    <dc:date>2021-02-27T15:41:58.37</dc:date>
    <meta:document-statistic meta:table-count="0" meta:image-count="1" meta:object-count="0" meta:page-count="4" meta:paragraph-count="68" meta:word-count="981" meta:character-count="6150"/>
    <meta:user-defined meta:name="Info 1"/>
    <meta:user-defined meta:name="Info 2"/>
    <meta:user-defined meta:name="Info 3"/>
    <meta:user-defined meta:name="Info 4"/>
  </office:meta>
</office:document-meta>
</file>